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paragraph-rsid="0007f647"/>
    </style:style>
    <style:style style:name="P3" style:family="paragraph" style:parent-style-name="Standard">
      <style:text-properties style:font-name="Calibri" fo:font-size="14pt" fo:font-style="italic" style:text-underline-style="solid" style:text-underline-width="auto" style:text-underline-color="font-color" fo:font-weight="bold" officeooo:rsid="0009817a" officeooo:paragraph-rsid="0009817a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0000ff" loext:opacity="100%" style:font-name="Courier New" fo:font-size="10pt" fo:font-weight="bold" style:font-size-asian="10pt" style:font-weight-asian="bold"/>
    </style:style>
    <style:style style:name="T2" style:family="text">
      <style:text-properties fo:color="#0000ff" loext:opacity="100%" style:font-name="Courier New" fo:font-size="10pt" fo:font-weight="normal" style:font-size-asian="10pt" style:font-weight-asian="normal"/>
    </style:style>
    <style:style style:name="T3" style:family="text">
      <style:text-properties fo:color="#000000" loext:opacity="100%" style:font-name="Courier New" fo:font-size="10pt" fo:font-weight="normal" style:font-size-asian="10pt" style:font-weight-asian="normal"/>
    </style:style>
    <style:style style:name="T4" style:family="text">
      <style:text-properties fo:color="#800080" loext:opacity="100%" style:font-name="Courier New" fo:font-size="10pt" fo:font-weight="normal" style:font-size-asian="10pt" style:font-weight-asian="normal"/>
    </style:style>
    <style:style style:name="T5" style:family="text">
      <style:text-properties fo:color="#008000" loext:opacity="100%" style:font-name="Courier New" fo:font-size="10pt" fo:font-weight="normal" style:font-size-asian="10pt" style:font-weight-asian="normal"/>
    </style:style>
    <style:style style:name="T6" style:family="text">
      <style:text-properties fo:color="#ff00ff" loext:opacity="100%" style:font-name="Courier New" fo:font-size="10pt" fo:font-weight="normal" style:font-size-asian="10pt" style:font-weight-asian="normal"/>
    </style:style>
    <style:style style:name="T7" style:family="text">
      <style:text-properties officeooo:rsid="00065f9a"/>
    </style:style>
    <style:style style:name="T8" style:family="text">
      <style:text-properties officeooo:rsid="000660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ción de la base de datos junto con las tablas correspondientes: <text:s text:c="28"/></text:p>
      <text:p text:style-name="P1"/>
      <text:p text:style-name="P1">DROP DATABASE IF EXISTS hotel;</text:p>
      <text:p text:style-name="P1">CREATE DATABASE hotel CHARSET UTF8MB4;</text:p>
      <text:p text:style-name="P1">USE hotel;</text:p>
      <text:p text:style-name="P1"/>
      <text:p text:style-name="P1">CREATE TABLE hotel (</text:p>
      <text:p text:style-name="P1"><text:tab/>nombre VARCHAR(50) PRIMARY KEY,</text:p>
      <text:p text:style-name="P1"><text:tab/>direccion VARCHAR(50) NOT NULL,</text:p>
      <text:p text:style-name="P1"><text:tab/>tfno VARCHAR(9) NOT NULL,</text:p>
      <text:p text:style-name="P1"><text:tab/>año_construccion <text:span text:style-name="T7">VARCHAR(4)</text:span>,</text:p>
      <text:p text:style-name="P1"><text:tab/>categoria VARCHAR(100) NOT NULL</text:p>
      <text:p text:style-name="P1">);</text:p>
      <text:p text:style-name="P1"/>
      <text:p text:style-name="P1">CREATE TABLE habitacion (</text:p>
      <text:p text:style-name="P1"><text:tab/>codigo INT UNSIGNED AUTO_INCREMENT PRIMARY KEY,</text:p>
      <text:p text:style-name="P1"><text:tab/>tipo VARCHAR(100) NOT NULL,</text:p>
      <text:p text:style-name="P1"><text:tab/>nombre_hotel VARCHAR(50) NOT NULL,</text:p>
      <text:p text:style-name="P1"><text:tab/>FOREIGN KEY (nombre_hotel) REFERENCES hotel(nombre)</text:p>
      <text:p text:style-name="P1">);</text:p>
      <text:p text:style-name="P1"/>
      <text:p text:style-name="P1">CREATE TABLE cliente (</text:p>
      <text:p text:style-name="P1"><text:tab/>cod_cliente INT UNSIGNED AUTO_INCREMENT PRIMARY KEY,</text:p>
      <text:p text:style-name="P1"><text:tab/>nombre VARCHAR(100) NOT NULL,</text:p>
      <text:p text:style-name="P1"><text:tab/>descripcion VARCHAR(200),</text:p>
      <text:p text:style-name="P1"><text:tab/>tfno VARCHAR(9) NOT NULL,</text:p>
      <text:p text:style-name="P1"><text:tab/>tipo ENUM('particular', 'agencia') NOT NULL</text:p>
      <text:p text:style-name="P1">);</text:p>
      <text:p text:style-name="P1"/>
      <text:p text:style-name="P1">CREATE TABLE cliente_reserva_habitacion (</text:p>
      <text:p text:style-name="P1"><text:tab/>cod_habitacion INT UNSIGNED NOT NULL,</text:p>
      <text:p text:style-name="P1"><text:tab/>cod_cliente INT UNSIGNED NOT NULL,</text:p>
      <text:p text:style-name="P1"><text:tab/>precio DECIMAL(7,2) NOT NULL CHECK (precio &gt; 0),</text:p>
      <text:p text:style-name="P1"><text:tab/>fecha_inicio DATE NOT NULL,</text:p>
      <text:p text:style-name="P1"><text:tab/>fecha_fin DATE NOT NULL,</text:p>
      <text:p text:style-name="P1"><text:tab/>FOREIGN KEY (cod_habitacion) REFERENCES habitacion(codigo),</text:p>
      <text:p text:style-name="P1"><text:tab/>FOREIGN KEY (cod_cliente) REFERENCES cliente(cod_cliente)</text:p>
      <text:p text:style-name="P1">);</text:p>
      <text:p text:style-name="P1"/>
      <text:p text:style-name="P1">CREATE TABLE particular (</text:p>
      <text:p text:style-name="P1"><text:tab/>cod_cliente INT UNSIGNED NOT NULL,</text:p>
      <text:p text:style-name="P1"><text:tab/>FOREIGN KEY (cod_cliente) REFERENCES cliente(cod_cliente)</text:p>
      <text:p text:style-name="P1">);</text:p>
      <text:p text:style-name="P1"/>
      <text:p text:style-name="P1">CREATE TABLE agencia (</text:p>
      <text:p text:style-name="P1"><text:tab/>cod_cliente INT UNSIGNED NOT NULL,</text:p>
      <text:p text:style-name="P1"><text:tab/>nombre_agenciado VARCHAR(100) NOT NULL,</text:p>
      <text:p text:style-name="P1"><text:tab/>FOREIGN KEY (cod_cliente) REFERENCES cliente(cod_cliente)</text:p>
      <text:p text:style-name="P1">);</text:p>
      <text:p text:style-name="P3"><text:soft-page-break/>Introducción de los valores en las tablas creadas: <text:s text:c="61"/></text:p>
      <text:p text:style-name="P1"/>
      <text:p text:style-name="P1">INSERT INTO hotel VALUES (‘<text:span text:style-name="T8">Hotel la Montilla</text:span>’, 'Calle Montillo Nº2', '123456789', 2004, '3 estrellas');</text:p>
      <text:p text:style-name="P1">INSERT INTO hotel VALUES ('Hotel el Esturión', 'Calle La Cruz Nº6', '987654321', '' , '1 estrella');</text:p>
      <text:p text:style-name="P1">INSERT INTO habitacion VALUES (001, 'suite', 'Hotel La Montilla');</text:p>
      <text:p text:style-name="P1">INSERT INTO habitacion VALUES (002, 'doble', 'Hotel El Esturión');</text:p>
      <text:p text:style-name="P1">INSERT INTO habitacion VALUES (003, 'individual', 'Hotel El Esturión');</text:p>
      <text:p text:style-name="P2">INSERT INTO particular VALUES (001);</text:p>
      <text:p text:style-name="P2">INSERT INTO agencia VALUES (001, 'Ramón Gutierrez Montes');</text:p>
      <text:p text:style-name="P1">INSERT INTO cliente VALUES (001, 'Pepito Garcia Ramos', '', '456987123', 'particular');</text:p>
      <text:p text:style-name="P1">INSERT INTO cliente VALUES (002, 'Agencia Paco', 'Agencia de viajes de Algeciras', '123987456', 'agencia');</text:p>
      <text:p text:style-name="P1">INSERT INTO cliente_reserva_habitacion VALUES (001, 002, 500, '2023/05/12', '2023/05/16')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3:58:06.097000000</meta:creation-date>
    <meta:generator>LibreOffice/7.6.1.2$Windows_X86_64 LibreOffice_project/f5defcebd022c5bc36bbb79be232cb6926d8f674</meta:generator>
    <dc:title>Untitled</dc:title>
    <dc:date>2024-01-24T14:30:14.892000000</dc:date>
    <meta:editing-duration>PT32M7S</meta:editing-duration>
    <meta:editing-cycles>7</meta:editing-cycles>
    <meta:document-statistic meta:table-count="0" meta:image-count="0" meta:object-count="0" meta:page-count="2" meta:paragraph-count="53" meta:word-count="283" meta:character-count="2250" meta:non-whitespace-character-count="1903"/>
  </office:meta>
</office:document-meta>
</file>